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0.909cm" fo:min-width="6.949cm"/>
    </style:style>
    <style:style style:name="gr2" style:family="graphic" style:parent-style-name="standard">
      <style:graphic-properties draw:textarea-horizontal-align="justify" draw:textarea-vertical-align="middle" draw:auto-grow-height="false" fo:min-height="6.12cm" fo:min-width="6.949cm"/>
    </style:style>
    <style:style style:name="gr3" style:family="graphic" style:parent-style-name="standard">
      <style:graphic-properties draw:textarea-horizontal-align="justify" draw:textarea-vertical-align="middle" draw:auto-grow-height="false" fo:min-height="6.121cm" fo:min-width="6.949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0.909cm" fo:min-width="5.948cm"/>
    </style:style>
    <style:style style:name="gr5" style:family="graphic" style:parent-style-name="standard">
      <style:graphic-properties draw:textarea-horizontal-align="justify" draw:textarea-vertical-align="middle" draw:auto-grow-height="false" fo:min-height="6.12cm" fo:min-width="5.948cm"/>
    </style:style>
    <style:style style:name="gr6" style:family="graphic" style:parent-style-name="standard">
      <style:graphic-properties draw:textarea-horizontal-align="justify" draw:textarea-vertical-align="middle" draw:auto-grow-height="false" fo:min-height="6.121cm" fo:min-width="5.948cm"/>
    </style:style>
    <style:style style:name="gr7" style:family="graphic" style:parent-style-name="standard">
      <style:graphic-properties draw:fill-color="#66cc99" draw:textarea-horizontal-align="justify" draw:textarea-vertical-align="middle" draw:auto-grow-height="false" fo:min-height="0.587cm" fo:min-width="9.5cm"/>
    </style:style>
    <style:style style:name="gr8" style:family="graphic" style:parent-style-name="standard">
      <style:graphic-properties draw:fill-color="#00cccc" draw:textarea-horizontal-align="justify" draw:textarea-vertical-align="middle" draw:auto-grow-height="false" fo:min-height="4.349cm" fo:min-width="9.5cm"/>
    </style:style>
    <style:style style:name="gr9" style:family="graphic" style:parent-style-name="standard">
      <style:graphic-properties draw:fill-color="#00cccc" draw:textarea-horizontal-align="justify" draw:textarea-vertical-align="middle" draw:auto-grow-height="false" fo:min-height="5.969cm" fo:min-width="9.5cm"/>
    </style:style>
    <style:style style:name="gr10" style:family="graphic" style:parent-style-name="standard">
      <style:graphic-properties draw:fill-color="#66cc99" draw:textarea-horizontal-align="justify" draw:textarea-vertical-align="middle" draw:auto-grow-height="false" fo:min-height="0.299cm" fo:min-width="4.276cm"/>
    </style:style>
    <style:style style:name="gr11" style:family="graphic" style:parent-style-name="standard">
      <style:graphic-properties draw:fill-color="#00cccc" draw:textarea-horizontal-align="justify" draw:textarea-vertical-align="middle" draw:auto-grow-height="false" fo:min-height="2.769cm" fo:min-width="4.276cm"/>
    </style:style>
    <style:style style:name="gr12" style:family="graphic" style:parent-style-name="standard">
      <style:graphic-properties draw:fill-color="#00cccc" draw:textarea-horizontal-align="justify" draw:textarea-vertical-align="middle" draw:auto-grow-height="false" fo:min-height="2.77cm" fo:min-width="4.27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45cm"/>
    </style:style>
    <style:style style:name="gr16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66cc99"/>
      <style:paragraph-properties fo:text-align="center"/>
    </style:style>
    <style:style style:name="P5" style:family="paragraph">
      <loext:graphic-properties draw:fill-color="#00ccc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449cm" svg:height="1.159cm" svg:x="4.4cm" svg:y="2.9cm">
          <text:p text:style-name="P1">Environne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49cm" svg:height="6.37cm" svg:x="4.4cm" svg:y="4.059cm">
          <text:p text:style-name="P1"><text:span text:style-name="T1"># length W</text:span></text:p>
          <text:p text:style-name="P1"><text:span text:style-name="T1"># width H</text:span></text:p>
          <text:p text:style-name="P1"><text:span text:style-name="T1"># Nombre de cases Nb_cases</text:span></text:p>
          <text:p text:style-name="P1"><text:span text:style-name="T1"># A initiale A_init</text:span></text:p>
          <text:p text:style-name="P1"><text:span text:style-name="T1"># Pas de temps T</text:span></text:p>
          <text:p text:style-name="P1"><text:span text:style-name="T1"># Nombre de simulations t_simul</text:span></text:p>
          <text:p text:style-name="P1"><text:span text:style-name="T1"># Cste de diffusion 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49cm" svg:height="6.371cm" svg:x="4.4cm" svg:y="10.429cm">
          <text:p text:style-name="P1"><text:span text:style-name="T1">+ environnement</text:span></text:p>
          <text:p text:style-name="P1"><text:span text:style-name="T1"># initialisation</text:span></text:p>
          <text:p text:style-name="P1"><text:span text:style-name="T1"># diffusion</text:span></text:p>
          <text:p text:style-name="P1"><text:span text:style-name="T1"># detect_gaps</text:span></text:p>
          <text:p text:style-name="P1"><text:span text:style-name="T1"># MAJ_conc_ext</text:span></text:p>
          <text:p text:style-name="P1"><text:span text:style-name="T1"># fill_gaps</text:span></text:p>
          <text:p text:style-name="P1"><text:span text:style-name="T1"># can_i_mov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448cm" svg:height="1.159cm" svg:x="15.852cm" svg:y="2.9cm">
          <text:p text:style-name="P1">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48cm" svg:height="6.37cm" svg:x="15.852cm" svg:y="4.059cm">
          <text:p text:style-name="P1"><text:span text:style-name="T1"># concentration A </text:span></text:p>
          <text:p text:style-name="P1"><text:span text:style-name="T1"># concentration B</text:span></text:p>
          <text:p text:style-name="P1"><text:span text:style-name="T1"># concentration C</text:span></text:p>
          <text:p text:style-name="P1"><text:span text:style-name="T1"># Bactery*</text:span></text:p>
          <text:p text:style-name="P1"><text:span text:style-name="T1"># coord x</text:span></text:p>
          <text:p text:style-name="P1"><text:span text:style-name="T1"># coord y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448cm" svg:height="6.371cm" svg:x="15.852cm" svg:y="10.429cm">
          <text:p text:style-name="P1"><text:span text:style-name="T1">+ case</text:span></text:p>
          <text:p text:style-name="P1"><text:span text:style-name="T1"># AmIEmpty</text:span></text:p>
          <text:p text:style-name="P1"><text:span text:style-name="T1">#MAJ_conc_ext</text:span></text:p>
          <text:p text:style-name="P1"><text:span text:style-name="T1"># conc_update</text:span></text:p>
          <text:p text:style-name="P1"><text:span text:style-name="T1">+ destructeu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4" draw:layer="layout" svg:width="10cm" svg:height="0.837cm" svg:x="9.3cm" svg:y="1.2cm">
          <text:p text:style-name="P1">Bacteria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0cm" svg:height="4.599cm" svg:x="9.3cm" svg:y="2.037cm">
          <text:p text:style-name="P1"><text:span text:style-name="T1"># fitness w</text:span></text:p>
          <text:p text:style-name="P1"><text:span text:style-name="T1"># seuil minimum W_min</text:span></text:p>
          <text:p text:style-name="P1"><text:span text:style-name="T1"># phénotype P=(A,B,C)</text:span></text:p>
          <text:p text:style-name="P1"><text:span text:style-name="T1"># proba mutation Pmut</text:span></text:p>
          <text:p text:style-name="P1"><text:span text:style-name="T1"># proba mort Pdeath</text:span></text:p>
          <text:p text:style-name="P1"><text:span text:style-name="T1"># genotype</text:span></text:p>
          <text:p text:style-name="P1"><text:span text:style-name="T1"># coord x</text:span></text:p>
          <text:p text:style-name="P1"><text:span text:style-name="T1"># coord 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0cm" svg:height="6.219cm" svg:x="9.3cm" svg:y="6.581cm">
          <text:p text:style-name="P1"><text:span text:style-name="T1">+ bactery</text:span></text:p>
          <text:p text:style-name="P1"><text:span text:style-name="T1">+ destructeur</text:span></text:p>
          <text:p text:style-name="P1"><text:span text:style-name="T1"># mutation</text:span></text:p>
          <text:p text:style-name="P1"><text:span text:style-name="T1"># conc_update</text:span></text:p>
          <text:p text:style-name="P1"><text:span text:style-name="T1"># fitness_calcul</text:span></text:p>
          <text:p text:style-name="P1"><text:span text:style-name="T1"># dying</text:span></text:p>
          <text:p text:style-name="P1"><text:span text:style-name="T1"># free_metabolites</text:span></text:p>
          <text:p text:style-name="P1"><text:span text:style-name="T1"># division</text:span></text:p>
          <text:p text:style-name="P1"><text:span text:style-name="T1"># best_fitness</text:span></text:p>
          <text:p text:style-name="P1"><text:span text:style-name="T1"># competition</text:span></text:p>
          <text:p text:style-name="P1"><text:span text:style-name="T1"># metabolisme (virtuelle pure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776cm" svg:height="0.549cm" svg:x="9.192cm" svg:y="1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776cm" svg:height="3.019cm" svg:x="9.192cm" svg:y="14.549cm">
          <text:p text:style-name="P1"><text:span text:style-name="T1"># genoytpe = A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776cm" svg:height="3.02cm" svg:x="9.192cm" svg:y="17.48cm">
          <text:p text:style-name="P1"><text:span text:style-name="T1">+ constructeur</text:span></text:p>
          <text:p text:style-name="P1"><text:span text:style-name="T1">+ destructeur</text:span></text:p>
          <text:p text:style-name="P1"><text:span text:style-name="T1"># metabolis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776cm" svg:height="0.549cm" svg:x="14.524cm" svg:y="1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776cm" svg:height="3.019cm" svg:x="14.524cm" svg:y="14.549cm">
          <text:p text:style-name="P1"><text:span text:style-name="T1"># genotype = B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776cm" svg:height="3.02cm" svg:x="14.524cm" svg:y="17.48cm">
          <text:p text:style-name="P1"><text:span text:style-name="T1">+ constructeur</text:span></text:p>
          <text:p text:style-name="P1"><text:span text:style-name="T1">+ destructeur</text:span></text:p>
          <text:p text:style-name="P1"><text:span text:style-name="T1"># metabolism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1.5cm" svg:y1="14cm" svg:x2="11.5cm" svg:y2="13.4cm">
          <text:p/>
        </draw:line>
        <draw:line draw:style-name="gr13" draw:text-style-name="P6" draw:layer="layout" svg:x1="16.9cm" svg:y1="14cm" svg:x2="16.9cm" svg:y2="13.4cm">
          <text:p/>
        </draw:line>
        <draw:line draw:style-name="gr13" draw:text-style-name="P6" draw:layer="layout" svg:x1="11.5cm" svg:y1="13.4cm" svg:x2="16.9cm" svg:y2="13.4cm">
          <text:p/>
        </draw:line>
        <draw:custom-shape draw:style-name="gr14" draw:text-style-name="P7" draw:layer="layout" svg:width="0.4cm" svg:height="0.3cm" svg:x="14.1cm" svg:y="13.1cm">
          <text:p/>
          <draw:enhanced-geometry svg:viewBox="0 0 21600 21600" draw:glue-points="?f0 0 ?f1 10800 0 21600 10800 21600 21600 21600 ?f7 10800" draw:text-areas="?f1 10800 ?f2 18000 ?f3 7200 ?f4 21600" draw:type="isosceles-triangle" draw:modifiers="9480.299251870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6" draw:layer="layout" svg:x1="14.3cm" svg:y1="13.1cm" svg:x2="14.3cm" svg:y2="12.8cm">
          <text:p/>
        </draw:line>
        <draw:frame draw:style-name="gr15" draw:text-style-name="P8" draw:layer="layout" svg:width="3.5cm" svg:height="1.673cm" svg:x="3.6cm" svg:y="6.7cm">
          <draw:text-box>
            <text:p>Update coord ?</text:p>
          </draw:text-box>
        </draw:frame>
        <draw:frame draw:style-name="gr16" draw:text-style-name="P8" draw:layer="layout" svg:width="6.5cm" svg:height="1.5cm" svg:x="2.2cm" svg:y="9.5cm">
          <draw:text-box>
            <text:p>Taux de division 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7:13:47.377764619</meta:creation-date>
    <dc:date>2017-02-27T14:47:37.359123682</dc:date>
    <meta:editing-duration>PT30M26S</meta:editing-duration>
    <meta:editing-cycles>13</meta:editing-cycles>
    <meta:generator>LibreOffice/5.2.5.1$Linux_X86_64 LibreOffice_project/20m0$Build-1</meta:generator>
    <meta:document-statistic meta:object-count="22"/>
  </office:meta>
</office:document-meta>
</file>